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Hoja1.A1:Hoja1.A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izabeth Kostova</meta:initial-creator>
    <meta:creation-date>2021-11-13T07:01:50.874996815</meta:creation-date>
    <meta:generator>LibreOffice/7.1.7.2$Linux_X86_64 LibreOffice_project/10$Build-2</meta:generator>
    <dc:date>2021-11-13T07:07:37.857010719</dc:date>
    <dc:creator>Elizabeth Kostova</dc:creator>
    <meta:editing-duration>PT5M47S</meta:editing-duration>
    <meta:editing-cycles>1</meta:editing-cycles>
    <meta:document-statistic meta:table-count="1" meta:cell-count="8" meta:object-count="0"/>
  </office:meta>
</office:document-meta>
</file>